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1.662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0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5"/>
          <table:table-cell table:number-columns-repeated="6"/>
        </table:table-row>
        <table:table-row table:style-name="ro1">
          <table:table-cell table:style-name="ce10"/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Umrechnung Brix Plato</text:p>
          </table:table-cell>
          <table:table-cell table:number-columns-repeated="3"/>
          <table:table-cell table:style-name="ce11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6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5"/>
          <table:table-cell table:number-columns-repeated="5"/>
        </table:table-row>
        <table:table-row table:style-name="ro1">
          <table:table-cell table:style-name="ce26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6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6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6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6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6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6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6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6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</table:table>
      <table:table table:name="Spundungstabelle" table:style-name="ta1">
        <table:table-column table:style-name="co12" table:default-cell-style-name="ce26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Alpha[%]</text:p>
          </table:table-cell>
          <table:table-cell table:style-name="ce26" office:value-type="string" calcext:value-type="string">
            <text:p>Kochzeit [min]</text:p>
          </table:table-cell>
          <table:table-cell table:style-name="ce26" office:value-type="string" calcext:value-type="string">
            <text:p>Hopfengabe [g]</text:p>
          </table:table-cell>
          <table:table-cell table:style-name="ce26" office:value-type="string" calcext:value-type="string">
            <text:p>Ausnutzung</text:p>
          </table:table-cell>
          <table:table-cell table:style-name="ce26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6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6" office:value-type="string" calcext:value-type="string">
            <text:p>W (Winkel)</text:p>
          </table:table-cell>
          <table:table-cell table:style-name="ce26" office:value-type="string" calcext:value-type="string">
            <text:p>P (°P)</text:p>
          </table:table-cell>
          <table:table-cell/>
          <table:table-cell table:style-name="ce26" office:value-type="string" calcext:value-type="string">
            <text:p>W*P</text:p>
          </table:table-cell>
          <table:table-cell table:style-name="ce26" office:value-type="string" calcext:value-type="string">
            <text:p>W^2</text:p>
          </table:table-cell>
          <table:table-cell table:style-name="ce26" office:value-type="string" calcext:value-type="string">
            <text:p>W^3</text:p>
          </table:table-cell>
          <table:table-cell table:style-name="ce26" office:value-type="string" calcext:value-type="string">
            <text:p>W^4</text:p>
          </table:table-cell>
          <table:table-cell table:style-name="ce26" office:value-type="string" calcext:value-type="string">
            <text:p>W^2*P</text:p>
          </table:table-cell>
          <table:table-cell/>
          <table:table-cell table:style-name="ce26" office:value-type="string" calcext:value-type="string">
            <text:p>Mittelwerte</text:p>
          </table:table-cell>
          <table:table-cell table:style-name="ce26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6" table:number-columns-repeated="5"/>
          <table:table-cell table:number-columns-repeated="44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Zellenzahl</text:p>
          </table:table-cell>
          <table:table-cell table:style-name="ce26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6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ochmaische Vol [L]</text:p>
          </table:table-cell>
          <table:table-cell table:style-name="ce26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temperatur [°C]</text:p>
          </table:table-cell>
          <table:table-cell table:style-name="ce26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menge [L]</text:p>
          </table:table-cell>
          <table:table-cell table:style-name="ce26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6" office:value-type="string" calcext:value-type="string">
            <text:p>Einmaischmenge</text:p>
          </table:table-cell>
          <table:table-cell table:style-name="ce26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ammwürze neu [°P]</text:p>
          </table:table-cell>
          <table:table-cell table:style-name="ce26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udhausausbeute [%]</text:p>
          </table:table-cell>
          <table:table-cell table:style-name="ce26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6" office:value-type="string" calcext:value-type="string">
            <text:p>Kochtemperatur [°C]</text:p>
          </table:table-cell>
          <table:table-cell table:style-name="ce26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62]+[.B63])*([.B61]-[.B64])/([.B65]-[.B64])" office:value-type="float" office:value="5.2241053834498" calcext:value-type="float">
            <text:p>5.2241053834498</text:p>
          </table:table-cell>
          <table:table-cell table:style-name="ce36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6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5.32610068408787" calcext:value-type="float">
            <text:p>5.3261006840878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177.536689469596" calcext:value-type="float">
            <text:p>177.536689469596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5.52041944868146" calcext:value-type="float">
            <text:p>5.5204194486814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38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62" calcext:value-type="float">
            <text:p>562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284697508896797" calcext:value-type="float">
            <text:p>0.028469750889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45]*[.$B$65]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46]*[.$B$65]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47]*[.$B$65]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48]*[.$B$65]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49]*[.$B$65]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16.0187871886121" calcext:value-type="float">
            <text:p>16.0187871886121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Zugabe Salze</text:p>
          </table:table-cell>
          <table:table-cell table:style-name="ce26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68]+[.B90]/[.B11]*1000/232.78+[.B91]/[.B11]*1000/272.6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69]+[.B92]/[.B11]*1000/98.59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70]+[.B93]/[.B11]*1000/393.39+[.B94]/[.B11]*1000/273.66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71]+[.B91]/[.B11]*1000/482.28+[.B93]/[.B11]*1000/606.66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72]+[.B90]/[.B11]*1000/557.93+[.B92]/[.B11]*1000/389.73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4:31:41.9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2H30M6S</meta:editing-duration>
    <meta:editing-cycles>134</meta:editing-cycles>
    <meta:generator>LibreOffice/6.4.3.2$Windows_X86_64 LibreOffice_project/747b5d0ebf89f41c860ec2a39efd7cb15b54f2d8</meta:generator>
    <dc:date>2021-03-03T15:56:50.586000000</dc:date>
    <meta:document-statistic meta:table-count="12" meta:cell-count="336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